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FreeSerif1" svg:font-family="FreeSerif" style:font-adornments="Regular" style:font-family-generic="roman"/>
    <style:font-face style:name="Arial" svg:font-family="Arial" style:font-family-generic="roman" style:font-pitch="variable"/>
    <style:font-face style:name="FreeSerif" svg:font-family="FreeSerif" style:font-family-generic="roman" style:font-pitch="variable"/>
    <style:font-face style:name="FreeSerif3" svg:font-family="FreeSerif" style:font-adornments="Bold" style:font-family-generic="roman" style:font-pitch="variable"/>
    <style:font-face style:name="FreeSerif2"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2" style:family="table">
      <style:table-properties style:width="5.3542in" table:align="margins"/>
    </style:style>
    <style:style style:name="Table2.A" style:family="table-column">
      <style:table-column-properties style:column-width="1.6771in" style:rel-column-width="20527*"/>
    </style:style>
    <style:style style:name="Table2.B" style:family="table-column">
      <style:table-column-properties style:column-width="3.6771in" style:rel-column-width="45008*"/>
    </style:style>
    <style:style style:name="Table2.A1" style:family="table-cell">
      <style:table-cell-properties fo:background-color="transparent" fo:padding="0.0382in" fo:border="none">
        <style:background-image/>
      </style:table-cell-properties>
    </style:style>
    <style:style style:name="Table2.A2" style:family="table-cell">
      <style:table-cell-properties fo:padding="0.0382in" fo:border="none"/>
    </style:style>
    <style:style style:name="Table2.B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34" style:family="table">
      <style:table-properties style:width="4.5667in" fo:margin-top="0in" fo:margin-bottom="0.1653in" table:align="center" fo:keep-with-next="auto" style:writing-mode="lr-tb"/>
    </style:style>
    <style:style style:name="Table34.A" style:family="table-column">
      <style:table-column-properties style:column-width="1.4792in"/>
    </style:style>
    <style:style style:name="Table34.B" style:family="table-column">
      <style:table-column-properties style:column-width="1.0292in"/>
    </style:style>
    <style:style style:name="Table34.A1" style:family="table-cell">
      <style:table-cell-properties fo:padding="0.0382in" fo:border-left="none" fo:border-right="none" fo:border-top="none" fo:border-bottom="0.05pt solid #000000"/>
    </style:style>
    <style:style style:name="Table34.B1" style:family="table-cell">
      <style:table-cell-properties fo:padding="0.0382in" fo:border-left="0.05pt solid #000000" fo:border-right="none" fo:border-top="none" fo:border-bottom="0.05pt solid #000000"/>
    </style:style>
    <style:style style:name="Table34.D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style:font-name="FreeSerif"/>
    </style:style>
    <style:style style:name="P5" style:family="paragraph" style:parent-style-name="Text_20_body">
      <style:text-properties style:use-window-font-color="true" loext:opacity="0%" fo:language="en" fo:country="GB" style:language-asian="zxx" style:country-asian="none" style:language-complex="ar" style:country-complex="SA"/>
    </style:style>
    <style:style style:name="P6" style:family="paragraph" style:parent-style-name="Text_20_body">
      <style:paragraph-properties fo:text-align="justify" style:justify-single-word="false"/>
      <style:text-properties style:use-window-font-color="true" loext:opacity="0%" fo:language="en" fo:country="GB" style:language-asian="zxx" style:country-asian="none" style:language-complex="ar" style:country-complex="SA"/>
    </style:style>
    <style:style style:name="P7" style:family="paragraph" style:parent-style-name="Text_20_body">
      <style:paragraph-properties fo:text-align="start" style:justify-single-word="false"/>
      <style:text-properties style:font-name="FreeSans" fo:font-size="11pt" officeooo:paragraph-rsid="001b4381" style:font-size-asian="11pt" style:font-size-complex="11pt"/>
    </style:style>
    <style:style style:name="P8" style:family="paragraph" style:parent-style-name="Text_20_body">
      <style:paragraph-properties fo:text-align="start" style:justify-single-word="false"/>
      <style:text-properties style:font-name="FreeSans" fo:font-size="11pt" fo:font-weight="bold" officeooo:paragraph-rsid="001b4381" style:font-size-asian="11pt" style:font-weight-asian="bold" style:font-size-complex="11pt"/>
    </style:style>
    <style:style style:name="P9" style:family="paragraph" style:parent-style-name="Heading_20_1_20_no_20_number">
      <style:paragraph-properties fo:margin-left="0in" fo:margin-right="0in" fo:text-indent="0in" style:auto-text-indent="false"/>
    </style:style>
    <style:style style:name="P10" style:family="paragraph" style:parent-style-name="Table_20_Contents">
      <style:text-properties style:font-name="FreeSerif"/>
    </style:style>
    <style:style style:name="P11" style:family="paragraph" style:parent-style-name="Table_20_Contents">
      <style:text-properties fo:language="en" fo:country="US"/>
    </style:style>
    <style:style style:name="P12" style:family="paragraph" style:parent-style-name="Table_20_Heading">
      <style:text-properties fo:language="en" fo:country="US"/>
    </style:style>
    <style:style style:name="P13" style:family="paragraph" style:parent-style-name="Figure">
      <style:paragraph-properties fo:text-align="start" style:justify-single-word="false"/>
    </style:style>
    <style:style style:name="P14" style:family="paragraph" style:parent-style-name="Figure">
      <style:paragraph-properties fo:text-align="center" style:justify-single-word="false"/>
    </style:style>
    <style:style style:name="P15"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18" style:family="paragraph" style:parent-style-name="Contents_20_10">
      <style:paragraph-properties>
        <style:tab-stops>
          <style:tab-stop style:position="5.3543in" style:type="right" style:leader-style="dotted" style:leader-text="."/>
        </style:tab-stops>
      </style:paragraph-properties>
    </style:style>
    <style:style style:name="P19"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20" style:family="paragraph" style:parent-style-name="Body">
      <style:text-properties officeooo:paragraph-rsid="001d7901"/>
    </style:style>
    <style:style style:name="P21" style:family="paragraph" style:parent-style-name="Standard" style:master-page-name="First_20_Page">
      <style:paragraph-properties style:page-number="auto"/>
      <style:text-properties style:font-name="FreeSans"/>
    </style:style>
    <style:style style:name="P22" style:family="paragraph" style:parent-style-name="Heading_20_1">
      <style:paragraph-properties fo:text-align="start" style:justify-single-word="false"/>
    </style:style>
    <style:style style:name="P23" style:family="paragraph" style:parent-style-name="Heading_20_1" style:master-page-name="Standard">
      <style:paragraph-properties style:page-number="1"/>
    </style:style>
    <style:style style:name="P24" style:family="paragraph" style:parent-style-name="Heading_20_1_20_no_20_number">
      <style:paragraph-properties fo:break-before="page"/>
    </style:style>
    <style:style style:name="P25" style:family="paragraph" style:parent-style-name="Referenses" style:list-style-name="L1"/>
    <style:style style:name="P26" style:family="paragraph" style:parent-style-name="Text_20_body" style:list-style-name="">
      <style:text-properties style:font-name="FreeSans"/>
    </style:style>
    <style:style style:name="P27" style:family="paragraph" style:parent-style-name="Text_20_body" style:list-style-name="">
      <style:text-properties style:font-name="FreeSans" fo:font-size="22pt" fo:font-weight="bold" officeooo:rsid="001c2bff" officeooo:paragraph-rsid="001c2bff" style:font-size-asian="22pt" style:font-weight-asian="bold" style:font-size-complex="22pt" style:font-weight-complex="bold"/>
    </style:style>
    <style:style style:name="P28" style:family="paragraph" style:parent-style-name="Text_20_body" style:list-style-name="">
      <style:text-properties style:font-name="FreeSans" fo:font-size="14pt" officeooo:rsid="001c2bff" officeooo:paragraph-rsid="001c2bff" style:font-size-asian="14pt" style:font-size-complex="14pt"/>
    </style:style>
    <style:style style:name="P29" style:family="paragraph" style:parent-style-name="Text_20_body" style:list-style-name="">
      <style:text-properties style:font-name="FreeSans" fo:font-size="14pt" fo:font-weight="bold" style:font-size-asian="14pt" style:font-weight-asian="bold" style:font-size-complex="14pt" style:font-weight-complex="bold"/>
    </style:style>
    <style:style style:name="P30" style:family="paragraph" style:parent-style-name="Text_20_body" style:list-style-name="">
      <style:text-properties style:font-name="FreeSans" fo:font-size="14pt" fo:language="en" fo:country="GB" fo:font-weight="bold" style:font-size-asian="14pt" style:font-weight-asian="bold" style:font-size-complex="14pt" style:font-weight-complex="bold"/>
    </style:style>
    <style:style style:name="P31" style:family="paragraph" style:parent-style-name="Text_20_body" style:list-style-name="">
      <style:text-properties style:font-name="FreeSans" officeooo:rsid="001c2bff" officeooo:paragraph-rsid="001c2bff"/>
    </style:style>
    <style:style style:name="P32" style:family="paragraph" style:parent-style-name="Text_20_body">
      <style:paragraph-properties fo:text-align="start" style:justify-single-word="false"/>
      <style:text-properties style:font-name="FreeSans" fo:font-size="11pt" officeooo:paragraph-rsid="001f5134" style:font-size-asian="11pt" style:font-size-complex="11pt"/>
    </style:style>
    <style:style style:name="P33" style:family="paragraph" style:parent-style-name="Text_20_body" style:list-style-name=""/>
    <style:style style:name="P34" style:family="paragraph">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99ccff"/>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2pt" fo:language="en" fo:country="GB"/>
    </style:style>
    <style:style style:name="T2" style:family="text">
      <style:text-properties fo:language="en" fo:country="GB"/>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FreeSerif1" fo:font-style="italic" style:font-style-asian="italic" style:font-style-complex="italic"/>
    </style:style>
    <style:style style:name="T8" style:family="text">
      <style:text-properties style:font-name="FreeSerif2"/>
    </style:style>
    <style:style style:name="T9" style:family="text">
      <style:text-properties officeooo:rsid="001b4381"/>
    </style:style>
    <style:style style:name="T10" style:family="text">
      <style:text-properties officeooo:rsid="001f5134"/>
    </style:style>
    <style:style style:name="T11" style:family="text">
      <style:text-properties fo:language="en" fo:country="US" officeooo:rsid="001f5134"/>
    </style:style>
    <style:style style:name="T12" style:family="text">
      <style:text-properties fo:font-weight="normal" style:font-weight-asian="normal" style:font-weight-complex="normal"/>
    </style:style>
    <style:style style:name="T13"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3" style:family="graphic">
      <style:graphic-properties draw:stroke="solid" svg:stroke-width="0.0783in" svg:stroke-color="#000000" draw:marker-start="" draw:marker-start-width="0.2362in" draw:marker-start-center="false" draw:marker-end="Arrow" draw:marker-end-width="0.2362in" draw:marker-end-center="false" draw:fill="solid" draw:fill-color="#99ccff" draw:textarea-horizontal-align="center" draw:textarea-vertical-align="middle" fo:padding-top="0.089in" fo:padding-bottom="0.089in" fo:padding-left="0.1374in" fo:padding-right="0.137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21"/>
      <text:h text:style-name="P26" text:outline-level="1"/>
      <text:h text:style-name="P26" text:outline-level="1"/>
      <text:h text:style-name="P26" text:outline-level="1"/>
      <text:h text:style-name="P26" text:outline-level="1"/>
      <text:h text:style-name="P27" text:outline-level="1">Title</text:h>
      <text:h text:style-name="P28" text:outline-level="1">Subtitle</text:h>
      <text:h text:style-name="P31" text:outline-level="1"/>
      <text:h text:style-name="P31" text:outline-level="1">Author</text:h>
      <text:h text:style-name="P26" text:outline-level="1"/>
      <text:h text:style-name="P26" text:outline-level="1"/>
      <text:h text:style-name="P26" text:outline-level="1"/>
      <text:h text:style-name="P26" text:outline-level="1"/>
      <text:h text:style-name="P26" text:outline-level="1"/>
      <text:p text:style-name="P8"/>
      <text:p text:style-name="P8"/>
      <text:p text:style-name="P8"/>
      <text:p text:style-name="P8"/>
      <text:p text:style-name="P8"/>
      <text:p text:style-name="P8"/>
      <text:p text:style-name="P8"/>
      <text:p text:style-name="P7"><text:span text:style-name="T3">MID SWEDEN UNIVERSITY<text:line-break/></text:span><text:span text:style-name="T12">Department of Information Systems and Technology</text:span></text:p>
      <text:p text:style-name="P32"><text:span text:style-name="T3">Examiner:</text:span> First name Family name, <text:a xlink:type="simple" xlink:href="mailto:xxxxx@miun.se" text:style-name="Internet_20_link" text:visited-style-name="Visited_20_Internet_20_Link">xxxxx@miun.se</text:a><text:line-break/><text:span text:style-name="T3">Supervisor:</text:span> First name Family name, <text:a xlink:type="simple" xlink:href="mailto:xxxxx@miun.se" text:style-name="Internet_20_link" text:visited-style-name="Visited_20_Internet_20_Link">xxxxx@miun.se</text:a><text:line-break/><text:span text:style-name="T3">Author:</text:span> First name Family name, <text:a xlink:type="simple" xlink:href="mailto:xxxxx0000@student.miun.se" text:style-name="Internet_20_link" text:visited-style-name="Visited_20_Internet_20_Link">xxxxx0000@student.miun.se</text:a><text:line-break/><text:span text:style-name="T3">Degree programme:</text:span> <text:span text:style-name="T11">Web development</text:span>, 1<text:span text:style-name="T11">2</text:span>0 credits<text:line-break/><text:span text:style-name="T3">Main field of study:</text:span> <text:span text:style-name="T9">Computer Engineering</text:span><text:line-break/><text:span text:style-name="T3">Semester, year: </text:span><text:span text:style-name="T9">Spring</text:span>, <text:span text:style-name="T11">2021</text:span></text:p>
      <text:h text:style-name="P24" text:outline-level="1"><text:bookmark-start text:name="__RefHeading___Toc669_3709290493"/>Abstract<text:bookmark-end text:name="__RefHeading___Toc669_3709290493"/></text:h>
      <text:h text:style-name="P33" text:outline-level="1">The abstract acts as a description of the reports contents. This allows for the possibility to have a quick review of the report and provides an overview of the whole report, i.e. contains everything from the objectives and methods to the results and conclusions. Examples: “The objective of this study has been to answer the question…. The study has been conducted with the aid of…. The study has shown that…” Do not mention anything that is not covered in the report. An abstract is written as one piece and the recommended length is 200-250 words. References to the report's text, sources or appendices are not allowed; the abstract should “stand on its own”. Only use plain text, with no characters in italic or boldface, and no mathematical formulas. The abstract can be completed by the inclusion of keywords; this can ease the search for the report in the library databases.</text:h>
      <text:h text:style-name="P33" text:outline-level="1"><text:span text:style-name="T4">Keywords:</text:span> Human-computer-interaction, XML, Linux, Java.</text:h>
      <text:h text:style-name="Heading_20_1_20_no_20_number" text:outline-level="1"><text:bookmark-start text:name="__RefHeading___Toc667_3709290493"/>Acknowledgements / Foreword<text:bookmark-end text:name="__RefHeading___Toc667_3709290493"/></text:h>
      <text:p text:style-name="Text_20_body">Acknowledgements or Foreword (choose one of the heading alternatives) are not mandatory but can be applied if you as the writer wish to provide general information about your exam work or project work, educational programme, institution, business, tutors and personal comments, i.e. thanks to any persons that may have helped you. Acknowledgements are to be placed on a separate page.</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6">Table of Contents</text:p>
          </text:index-title>
          <text:p text:style-name="P18">Abstract<text:tab/>2</text:p>
          <text:p text:style-name="P18">Acknowledgements / Foreword<text:tab/>3</text:p>
          <text:p text:style-name="P18">Terminology / Notation<text:tab/>5</text:p>
          <text:p text:style-name="P17">1 <text:tab/>Introduction<text:tab/>1</text:p>
          <text:p text:style-name="P15">1.1 <text:tab/>Background and problem motivation<text:tab/>1</text:p>
          <text:p text:style-name="P15">1.2 <text:tab/>Overall aim / High-level problem statement<text:tab/>2</text:p>
          <text:p text:style-name="P15">1.3 <text:tab/>Scope<text:tab/>2</text:p>
          <text:p text:style-name="P15">1.4 <text:tab/>Concrete and verifiable goals / Detailed problem statement<text:tab/>2</text:p>
          <text:p text:style-name="P15">1.5 <text:tab/>Outline<text:tab/>3</text:p>
          <text:p text:style-name="P15">1.6 <text:tab/>Contributions<text:tab/>3</text:p>
          <text:p text:style-name="P17">2 <text:tab/>Theory / Related work<text:tab/>4</text:p>
          <text:p text:style-name="P15">2.1 <text:tab/>Definition of terms and abbreviations<text:tab/>4</text:p>
          <text:p text:style-name="P19">2.1.1 <text:tab/>Example of level 3 heading<text:tab/>4</text:p>
          <text:p text:style-name="P15">2.2 <text:tab/>To review or quote<text:tab/>4</text:p>
          <text:p text:style-name="P15">2.3 <text:tab/>References and source references<text:tab/>5</text:p>
          <text:p text:style-name="P15">2.4 <text:tab/>Automatically numbered source references<text:tab/>6</text:p>
          <text:p text:style-name="P15">2.5 <text:tab/>Illustrations<text:tab/>6</text:p>
          <text:p text:style-name="P15">2.6 <text:tab/>Mathematical formulas<text:tab/>7</text:p>
          <text:p text:style-name="P17">3 <text:tab/>Methodology / Model<text:tab/>9</text:p>
          <text:p text:style-name="P17">4 <text:tab/>Design / Implementation<text:tab/>10</text:p>
          <text:p text:style-name="P17">5 <text:tab/>Results<text:tab/>11</text:p>
          <text:p text:style-name="P17">6 <text:tab/>Conclusions / Discussion<text:tab/>12</text:p>
          <text:p text:style-name="P15">6.1 <text:tab/>Analysis and discussion of Results<text:tab/>12</text:p>
          <text:p text:style-name="P15">6.2 <text:tab/>Project method discussion<text:tab/>13</text:p>
          <text:p text:style-name="P15">6.3 <text:tab/>Ethical and societal discussion<text:tab/>13</text:p>
          <text:p text:style-name="P18">References<text:tab/>14</text:p>
          <text:p text:style-name="P18">Appendix A: Documentation of own developed program code<text:tab/>15</text:p>
          <text:p text:style-name="P15"><text:tab/>Example of Appendix subheading<text:tab/>15</text:p>
        </text:index-body>
      </text:table-of-content>
      <text:h text:style-name="Heading_20_1_20_no_20_number" text:outline-level="1"><text:bookmark-start text:name="__RefHeading___Toc665_3709290493"/>Terminology / Notation<text:bookmark-end text:name="__RefHeading___Toc665_3709290493"/></text:h>
      <text:h text:style-name="P33" text:outline-level="1">(Choose one of the headline alternatives.) A possible list of terms, abbreviations and variable names with brief explanations may be placed after the table of contents, but is not required. Note that although a term is explained in the list of terms, it should also be explained in the chapter text where it is used the first time.</text:h>
      <table:table table:name="Table1" table:style-name="Table1">
        <table:table-column table:style-name="Table1.A"/>
        <table:table-column table:style-name="Table1.B"/>
        <table:table-row table:style-name="TableLine1596589279376">
          <table:table-cell table:style-name="Table1.A1" table:number-columns-spanned="2" office:value-type="string">
            <text:h text:style-name="P29" text:outline-level="1">Acronyms/<text:span text:style-name="T2">Abbreviations</text:span></text:h>
          </table:table-cell>
          <table:covered-table-cell/>
        </table:table-row>
        <table:table-row table:style-name="TableLine1596589274752">
          <table:table-cell table:style-name="Table1.A3" office:value-type="string">
            <text:p text:style-name="Text_20_body">ACK</text:p>
          </table:table-cell>
          <table:table-cell table:style-name="Table1.B3" office:value-type="string">
            <text:p text:style-name="P4"><text:span text:style-name="T1">Acknowledge. Verification of a correctly transferred message</text:span> </text:p>
          </table:table-cell>
        </table:table-row>
        <table:table-row table:style-name="TableLine1596589266592">
          <table:table-cell table:style-name="Table1.A3" office:value-type="string">
            <text:p text:style-name="Table_20_Contents">AWGN</text:p>
          </table:table-cell>
          <table:table-cell table:style-name="Table1.B3" office:value-type="string">
            <text:p text:style-name="P10">Additive White Gaussian Noise.</text:p>
          </table:table-cell>
        </table:table-row>
      </table:table>
      <text:h text:style-name="P33" text:outline-level="1"/>
      <table:table table:name="Table2" table:style-name="Table2">
        <table:table-column table:style-name="Table2.A"/>
        <table:table-column table:style-name="Table2.B"/>
        <table:table-row table:style-name="TableLine1596589265776">
          <table:table-cell table:style-name="Table2.A1" table:number-columns-spanned="2" office:value-type="string">
            <text:h text:style-name="P30" text:outline-level="1">Mathematical notation</text:h>
          </table:table-cell>
          <table:covered-table-cell/>
        </table:table-row>
        <table:table-row table:style-name="TableLine1596589272848">
          <table:table-cell table:style-name="Table2.A3" office:value-type="string">
            <text:p text:style-name="Text_20_body"><draw:frame draw:style-name="fr1" draw:name="Object1" text:anchor-type="as-char" svg:width="0.4366in" svg:height="0.1902in"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4">CRC generator polynomial</text:p>
          </table:table-cell>
        </table:table-row>
        <table:table-row table:style-name="TableLine1596589285360">
          <table:table-cell table:style-name="Table2.A3" office:value-type="string">
            <text:p text:style-name="Table_20_Contents"><draw:frame draw:style-name="fr1" draw:name="Object2" text:anchor-type="as-char" svg:width="0.2693in" svg:height="0.2083in"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0">Degree of Inter-symbol-interference.</text:p>
          </table:table-cell>
        </table:table-row>
      </table:table>
      <text:h text:style-name="P33" text:outline-level="1"/>
      <text:h text:style-name="P23" text:outline-level="1"><text:bookmark-start text:name="__RefHeading___Toc631_3709290493"/>Introduction<text:bookmark-end text:name="__RefHeading___Toc631_3709290493"/></text:h>
      <text:p text:style-name="Text_20_body">During your previous education, you have probably come across relatively well defined problem types as formulated by teachers, textbooks and teaching aids. During project courses and exam work you are required to do a great deal of the thinking by yourself in order to define and clarify the direction of the assignment. This analysis should be presented in the report's introductory chapter. By describing the problem or problem area chosen for study and the reasons behind this choice, it should then be possible to write a general introduction to the report.</text:p>
      <text:p text:style-name="Text_20_body">The introductory chapter relates to the content in the <text:span text:style-name="T5">project plan</text:span> that will be presented some weeks after the diploma work has started. The project plan should also contain a time plan for the work. The project plan can also mention some of the intended sources to be read and subsequently referred to in chapter 2, and also to contain some thoughts about the method (see chapter 3) chosen in order to approach the problem.</text:p>
      <text:p text:style-name="Text_20_body">The introduction making up chapter 1, may also contain sub-headings underneath. Try to get to the point as soon as possible. In order to retain the reader’s interest information concerning your work must be given within the first few sentences. People only requiring a quick insight into the work will often only read the report's summary, introduction and conclusions, since these sections are usually written without the inclusion of highly technical and mathematical details.</text:p>
      <text:h text:style-name="Heading_20_2" text:outline-level="2"><text:bookmark-start text:name="__RefHeading___Toc633_3709290493"/>Background and problem motivation<text:bookmark-end text:name="__RefHeading___Toc633_3709290493"/></text:h>
      <text:p text:style-name="Text_20_body">In this sub-chapter you should try to quickly engage the readers' interest in the problem area you have chosen to examine. Demonstrate that you are not only familiar with any minor technical problems, but also have an understanding of the context in which your problem emerges, that you can also describe it from a non-technical perspective, and that you are aware of the practical benefits of the technology you are examining or have knowledge of areas that your study relates to.</text:p>
      <text:p text:style-name="Text_20_body">It is common that the first sentence contains an insightful formulation or historical retrospective. Obviously it is not possible to be absolutely certain with regards to the future, but you should express your hypothesis in a balanced and objective manner in order to appear credible.</text:p>
      <text:p text:style-name="Text_20_body">Examples: “Humankind during historical times has… . The use of internet and cellular telephony has grown since… . The next stage in the development is expected to become… . This can lead to problems with… This study investigates if the problem can be solved with the aid of… . This technology can become es<text:soft-page-break/>pecially interesting if in some years many more people…, and there is a growing demand on the market after… ”.</text:p>
      <text:p text:style-name="Text_20_body">A technical report that is carried out on behalf of a company could start with: “Within the organization there is an increased need for… and at the same time growing problems with…. We therefore in the assignment choose to implement a preliminary study about…. A solution to this problem is urgently sought for because this can lead to a considerable reduction of costs for…, increased market shares within… and an improved work environment.”</text:p>
      <text:h text:style-name="Heading_20_2" text:outline-level="2"><text:bookmark-start text:name="__RefHeading___Toc655_3709290493"/>Overall aim / High-level problem statement<text:bookmark-end text:name="__RefHeading___Toc655_3709290493"/></text:h>
      <text:p text:style-name="Text_20_body">(Choose one of the headline alternatives.) The project's aim is an insightful description of the direction in which you want to work, your hopes with regards to the possible outcomes of the project, and of the projects' purpose. The hypothesis does not need to be clearly defined or concrete. It can be an objective which may or may not be resolved or achieved with any degree of certainty. It can be a problem formula of a high level, which cannot be answered by the study's diagrams, tables and other objective results, but which can be discussed in the report's concluding chapter.</text:p>
      <text:p text:style-name="Text_20_body">Examples: “the project's overall aim is to gain new knowledge within the organization about… ”. “The project's aim is to identify the general valid principles for the connection between parameter X and Y for everybody…”. “The project's aim is to find new technical solutions to problems in the following area: ….” “The project's aim is to compare technology A with technology B as a solution to the needs of C.” “The project aims to present a decision-making basis for…” “The project aims to investigate whether or not it is realistic to expect that technology A could be used for purpose B in the future.”</text:p>
      <text:h text:style-name="Heading_20_2" text:outline-level="2"><text:bookmark-start text:name="__RefHeading___Toc653_3709290493"/>Scope<text:bookmark-end text:name="__RefHeading___Toc653_3709290493"/></text:h>
      <text:p text:style-name="Text_20_body">Examples: “The study has its focus on…. In the survey, the effect of parameter Z is ignored, because…. The survey is distinguished by the evaluation of cases F1 and F2…. The survey's conclusions should however be generally valid for every….”</text:p>
      <text:h text:style-name="Heading_20_2" text:outline-level="2"><text:bookmark-start text:name="__RefHeading___Toc651_3709290493"/>Concrete and verifiable goals / Detailed problem statement<text:bookmark-end text:name="__RefHeading___Toc651_3709290493"/></text:h>
      <text:p text:style-name="Text_20_body">The problem- or objective statement is a verification of the proposed formula you will use to reach your objective. The questions that are specified should be answered in the report's results, and in its conclusion. The problem statement should be so clearly defined that deciding whether or not the problem has been resolved should be an easy process.</text:p>
      <text:p text:style-name="Text_20_body">This sub-chapter is usually written after the implementation of the theoretical study in chapter 2, and should be revised at regular intervals throughout the du<text:soft-page-break/>ration of the project. The problem statement might in some cases require to be placed after the theoretical study. This way <text:s/>of <text:s/>writing a study may be used if it seems to be difficult for the reader to understand the concepts used. The disadvantage of such a layout is that the reader might lose interest in the subject before the core points have been stated.</text:p>
      <text:p text:style-name="Text_20_body">Examples of problem statements useful in a scientific report are “the survey has an objective to respond to the following questions: P1: What importance has technology A compared with technology B for the performance measure Y at different values on parameter X, for cases F1 and F2? P2: Which profit gives… For mathematical definitions of X and Y, see the model in chapter 3.” It is then in chapter 3 that the objective numerical results will be specified, i.e. what will exist on the x - and y-axis in the diagram you intend to take further.</text:p>
      <text:p text:style-name="Text_20_body">Examples of objectives for a technical report: “the survey's objective is to suggest a solution to the following technical problems: …… the survey has further objectives to verify that the solution proposal provides useable criteria and to evaluate the proposal with respect to performance measure Y.”</text:p>
      <text:p text:style-name="Text_20_body">All technical details are reserved for the structure chapter's technical requirement specifications.</text:p>
      <text:h text:style-name="Heading_20_2" text:outline-level="2"><text:bookmark-start text:name="__RefHeading___Toc649_3709290493"/>Outline<text:bookmark-end text:name="__RefHeading___Toc649_3709290493"/></text:h>
      <text:p text:style-name="Text_20_body">Briefly describe the report's outline. “Chapter 2 describes…”</text:p>
      <text:h text:style-name="Heading_20_2" text:outline-level="2"><text:bookmark-start text:name="__RefHeading___Toc647_3709290493"/>Contributions<text:bookmark-end text:name="__RefHeading___Toc647_3709290493"/></text:h>
      <text:p text:style-name="Text_20_body">Describe which parts of the work that you have conducted yourself, and which parts that you had help with i.e. carried out by colleagues. If the work is carried out in a group the report should then explain how the tasks were divided between authors. All co-authors should be credited in the work as a whole.</text:p>
      <text:h text:style-name="P22" text:outline-level="1"><text:bookmark-start text:name="__RefHeading___Toc629_3709290493"/>Theory / Related work<text:bookmark-end text:name="__RefHeading___Toc629_3709290493"/></text:h>
      <text:p text:style-name="P3">In the report's theory study, sometimes called Related work, there may be additional facts required for the reader's understanding of the report. At this point a summary of background material in the area should be provided, i.e. standards, scientific articles, books, magazines, documents on the web, technical reports and user manuals. Explain pedagogically with clear examples and many illustrations.</text:p>
      <text:p text:style-name="P3">It should be demonstrated that you have an awareness of the context and the background of your work in addition to that carried out by you within the project. Explain the aim of the technology that you describe, and not only how the technology works. For D-level you should display an awareness of the key research within the area, in order to ensure that your work has a certain news value. However it is vital that you do not deviate too much from your research problem.</text:p>
      <text:p text:style-name="P3">Your assignment is not to write a textbook. It is important to find an appropriate balance between related work and your own results. The theory study should only constitute a minor portion of a thesis.</text:p>
      <text:p text:style-name="P3">Instead of “Theory” or “Related work”, the heading may very well be a specific topic, for example “The GSM standard” or ”A survey on the research field of X".</text:p>
      <text:p text:style-name="P3">If the theoretical study section is rather brief then it is possible to include it within the Introduction chapter.</text:p>
      <text:p text:style-name="P3">If your method is to undertake a critical literature study you normally do not have to have a separate chapter with background material because all sources you refer to are summarized in the results chapter. Your criticism of the sources and the arguments for you personal opinions are thus placed in the concluding chapter.</text:p>
      <text:h text:style-name="Heading_20_2" text:outline-level="2"><text:bookmark-start text:name="__RefHeading___Toc645_3709290493"/>Definition of terms and abbreviations<text:bookmark-end text:name="__RefHeading___Toc645_3709290493"/></text:h>
      <text:p text:style-name="P3">Terms and abbreviations that are important for the reader's continued understanding are explained in this chapter. The first time you insert text that uses a concept or an abbreviation you should also explain it, even if it is already defined in the terminology section. The concept is typed using the <text:span text:style-name="T5">italic</text:span> style.</text:p>
      <text:p text:style-name="P3">The first time an abbreviation (abbr.) is used it is typed within the parenthesis after its explanation, as illustrated in this sentence.</text:p>
      <text:h text:style-name="Heading_20_3" text:outline-level="3"><text:bookmark-start text:name="__RefHeading___Toc659_3709290493"/><text:soft-page-break/>Example of level 3 heading<text:bookmark-end text:name="__RefHeading___Toc659_3709290493"/></text:h>
      <text:p text:style-name="P3">Avoid too many heading levels.</text:p>
      <text:h text:style-name="Heading_20_2" text:outline-level="2"><text:bookmark-start text:name="__RefHeading___Toc643_3709290493"/>To review or quote<text:bookmark-end text:name="__RefHeading___Toc643_3709290493"/></text:h>
      <text:p text:style-name="P3">You <text:span text:style-name="T5">review</text:span> when you reproduce content using your own words.</text:p>
      <text:p text:style-name="P3">Example: Forslund <text:bookmark-ref text:reference-format="number" text:ref-name="__RefNumPara__1427_1373209633">[4]</text:bookmark-ref><text:s/>recommends more informative headings be used in technical reports and that one should, in particular, provide important information in the sub headings.</text:p>
      <text:p text:style-name="P3">You quote when you literally reproduce a phrase, a sentence or paragraph. Quotations under 50 words are to be placed within quotation marks. To quote Strömqvist could be a suitable illustration in this context: “It may be difficult to write, but it is also fun” <text:bookmark-ref text:reference-format="number" text:ref-name="__RefNumPara__1429_1373209633">[3]</text:bookmark-ref>.</text:p>
      <text:p text:style-name="P3">Quotations over 50 words should be reproduced in the form of block quotations. The text block is centred on the page without quotes and in small caps. The source is stated in direct connection to the block quotation.</text:p>
      <text:p text:style-name="Quote">This is a block quotation which contains indents, small caps, straight left margin, not necessarily straight right margin, and no quotes. The block quote can be applied to more than approximately 50 words. The block quote is always completed with a source reference <text:bookmark-ref text:reference-format="number" text:ref-name="__RefNumPara__1429_1373209633">[3]</text:bookmark-ref>.</text:p>
      <text:p text:style-name="P3">Normally you review instead of using quotes. You can use direct quotations if you wish to reproduce established definitions of concepts, which you believe an author has formulated himself in a particularly suitable manner, when you require aid of an authority, or when you wish to demonstrate that an author is wrong.</text:p>
      <text:h text:style-name="Heading_20_2" text:outline-level="2"><text:bookmark-start text:name="__RefHeading___Toc641_3709290493"/>References and source references <text:bookmark-end text:name="__RefHeading___Toc641_3709290493"/></text:h>
      <text:p text:style-name="P3">Kindly observe! To reproduce a text without stating its source is to be considered as plagiarism and is thus defined as serious cheating.</text:p>
      <text:p text:style-name="P3">A list of references is placed at the end of the report in order to give the reader overall information regarding all reviewed sources, quotes or for any other reasons that you need to refer to in the text. The sources should be carefully stated so that the reader can check if it is available in libraries or on the internet. Sometimes it might be that verbal sources and other correspondence are included in the source list, but this is unusual in technical reports.</text:p>
      <text:p text:style-name="P3">Refrain from using less trustworthy sources, instead stick to using material written by authorities in the subject matter. Private sites and exam papers are seen as having a low reliability as sources. This is especially true if the exam paper is of a lower level then your own paper.</text:p>
      <text:p text:style-name="P3"><text:soft-page-break/>Use only sources in the list that you refer to or quote in the continuous text. All sources that are used in the source list should be linked to the report through reference in the continuous text, according to the <text:span text:style-name="T5">Vancouver-system</text:span>, which commonly occurs in reports regarding technical matters.</text:p>
      <text:p text:style-name="P3">According to the Vancouver-system the source list is arranged in the same order as the sources appear in the continuous text, the source reference is to be stated in the text with a figure within square brackets, i.e. <text:bookmark-ref text:reference-format="number" text:ref-name="__RefNumPara__1878_1373209633">[1]</text:bookmark-ref><text:s/>or <text:bookmark-ref text:reference-format="number" text:ref-name="__RefNumPara__1880_1373209633">[2]</text:bookmark-ref>,<text:bookmark-ref text:reference-format="number" text:ref-name="__RefNumPara__1429_1373209633">[3]</text:bookmark-ref>. They should also be stated in this order in the source list. Examples of source reference: According to Eriksson <text:bookmark-ref text:reference-format="number" text:ref-name="__RefNumPara__1880_1373209633">[2]</text:bookmark-ref><text:s/>dynamic SFNs can provide significant performance improvements.</text:p>
      <text:p text:style-name="P3">Examples of source list according to the Vancouver-system:</text:p>
      <text:p text:style-name="P3">[2] <text:tab/>M. Eriksson, ”Dynamic Single Frequency Networks”, <text:span text:style-name="T5">IEEE Journal on <text:tab/>Selected Areas in Communications (J-SAC)</text:span>, vol. 19, nr. 10, 2001, <text:tab/><text:tab/>pp. 1905-1914.</text:p>
      <text:p text:style-name="P3">Since information on the web may be frequently revised and since web links can cease to function, the date of retrieval of the information from the web page must be stated. For web-based sources, it is sometimes necessary to provide instructions as to how to find the source. Remember that the quality of material on the Internet varies.</text:p>
      <text:p text:style-name="P3">Example:</text:p>
      <text:p text:style-name="P3">[9] <text:tab/>Wikipedia, ”H.264/MPEG-4 AVC”, <text:tab/>http://en.wikipedia.org/wiki/H.264/MPEG-4_AVC <text:line-break/><text:tab/>Retrieved 2010-04-21.</text:p>
      <text:p text:style-name="P3">Format the source list in a consistent manner. At the end of this template, the source list is presented in accordance with the Vancouver-system with examples of how you state references to book chapters, scientific articles, and articles in the daily press, verbal sources, reports, folders, manuals and technical standards.</text:p>
      <text:h text:style-name="Heading_20_2" text:outline-level="2"><text:bookmark-start text:name="__RefHeading___Toc639_3709290493"/>Automatically numbered source references <text:bookmark-end text:name="__RefHeading___Toc639_3709290493"/></text:h>
      <text:p text:style-name="P3">It is possible to use the word processing program in order to automatically number the source list and the source references according to the Vancouver-system. This OpenOffice template supports one way of doing this.</text:p>
      <text:p text:style-name="P3">The method means that you enter the source's description in the source list at the end of the document, in an automatic numbered list. Then, you indicate where in the continuous text the source reference will be placed, and choose the menu option to Insert -&gt; Cross-Reference, choose “Numbered Paragraphs” as <text:s/>Type, what reference item you want to reference in the Selection-window and select “Number” under Insert reference to. An example of a reference list pro<text:soft-page-break/>duced by means of this method can be found at the end of this template. An example of such a source reference: See <text:bookmark-ref text:reference-format="number" text:ref-name="__RefNumPara__1905_1373209633">[9]</text:bookmark-ref>. an advantage to this method is that the source list can be written in any order.</text:p>
      <text:h text:style-name="Heading_20_2" text:outline-level="2"><text:bookmark-start text:name="__RefHeading___Toc637_3709290493"/>Illustrations<text:bookmark-end text:name="__RefHeading___Toc637_3709290493"/></text:h>
      <text:p text:style-name="P3">All illustration (pictures, characters, diagrams, tables) in the report should be numbered and accompanied by a short text description. In addition to the text the illustration source reference should be stated, if it is not your own. Example:</text:p>
      <text:p text:style-name="P14"><draw:g text:anchor-type="as-char" draw:z-index="2" draw:name="Shape2" draw:style-name="gr1"><draw:custom-shape draw:style-name="gr2" draw:text-style-name="P35" xml:id="id1" draw:id="id1" svg:width="1.3787in" svg:height="1.1815in" svg:x="0in" svg:y="0in"><text:p text:style-name="P34"><text:span text:style-name="T13">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35" xml:id="id2" draw:id="id2" svg:width="1.7717in" svg:height="1.1815in" svg:x="2.402in" svg:y="0in"><text:p text:style-name="P34"><text:span text:style-name="T13">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36" draw:type="line" svg:x1="1.3783in" svg:y1="0.5909in" svg:x2="2.402in" svg:y2="0.5906in" draw:start-shape="id1" draw:start-glue-point="8" draw:end-shape="id2" svg:d="M3501 0l2600-2" svg:viewBox="0 0 2602 4"><text:p/></draw:connector></draw:g></text:p>
      <text:p text:style-name="Figure">Figure <text:sequence text:ref-name="refFigure0" text:name="Figure" text:formula="ooow:Figure+1" style:num-format="1">1</text:sequence>: System overview <text:bookmark-ref text:reference-format="number" text:ref-name="__RefNumPara__1429_1373209633">[3]</text:bookmark-ref></text:p>
      <text:p text:style-name="P3">All illustrations should be linked to the report via a reference in the continuous text. Examples: “the system is illustrated by the block schedule in Figure ”, ”According to Table 3…“ etc. The references are written in English beginning with a capital letter (for example “Figure”). You can draw your illustrations in OpenOffice Draw and copy the figure directly in OpenOffice Writer. To get the figure to follow the text simply right click and select Anchor -&gt; As character. Center the figure in the same way as for text.</text:p>
      <text:p text:style-name="P3">In this template there is a predefined variable called “Figure” which can provide automatic figure numbering. Just copy the value in the figure above or use the menu option Insert -&gt; Fields -&gt; Other and choose the Variables tab, select “Figure” in the Selection-window and press Insert. In OpenOffice Writer it is easy to reference figures and tables. For automatic reference to a figure, choose Insert -&gt; Cross reference. Choose reference type Figure and select which figure you want to reference in the Selection-window. Also remember to select “Numbering” under Insert reference to. In this template, the references to Figure <text:sequence-ref text:reference-format="value" text:ref-name="refFigure0">1</text:sequence-ref><text:s/>are created with the aid of these functions. </text:p>
      <text:p text:style-name="P3">Remember that you can easily reach the Fields-window by just pressing Ctrl+F2 and have instant access to the functionality. </text:p>
      <text:p text:style-name="P3">Table <text:sequence-ref text:reference-format="value" text:ref-name="refTable0">1</text:sequence-ref><text:s/>shows a example of a table. The table numbering behaves as for the Figure numbering. Note that the table cation is above the table.</text:p>
      <text:p text:style-name="P13">Table <text:sequence text:ref-name="refTable0" text:name="Table" text:formula="ooow:Table+1" style:num-format="1">1</text:sequence>: Method timing measurements. </text:p>
      <table:table table:name="Table34" table:style-name="Table34">
        <table:table-column table:style-name="Table34.A"/>
        <table:table-column table:style-name="Table34.B" table:number-columns-repeated="3"/>
        <table:table-row table:style-name="TableLine1596598328736">
          <table:table-cell table:style-name="Table34.A1" office:value-type="string">
            <text:p text:style-name="P12"/>
          </table:table-cell>
          <table:table-cell table:style-name="Table34.B1" office:value-type="string">
            <text:p text:style-name="P12">Shortest</text:p>
          </table:table-cell>
          <table:table-cell table:style-name="Table34.B1" office:value-type="string">
            <text:p text:style-name="P12">Longest</text:p>
          </table:table-cell>
          <table:table-cell table:style-name="Table34.D1" office:value-type="string">
            <text:p text:style-name="P12">Average</text:p>
          </table:table-cell>
        </table:table-row>
        <table:table-row table:style-name="TableLine1596598340432">
          <table:table-cell table:style-name="Table34.A1" office:value-type="string">
            <text:p text:style-name="P11">Method one</text:p>
          </table:table-cell>
          <table:table-cell table:style-name="Table34.B1" office:value-type="string">
            <text:p text:style-name="P11">10 ms</text:p>
          </table:table-cell>
          <table:table-cell table:style-name="Table34.B1" office:value-type="string">
            <text:p text:style-name="P11">30 ms</text:p>
          </table:table-cell>
          <table:table-cell table:style-name="Table34.D1" office:value-type="string">
            <text:p text:style-name="P11">20 ms</text:p>
          </table:table-cell>
        </table:table-row>
        <table:table-row table:style-name="TableLine1596598329824">
          <table:table-cell table:style-name="Table34.A1" office:value-type="string">
            <text:p text:style-name="P11">Method two</text:p>
          </table:table-cell>
          <table:table-cell table:style-name="Table34.B1" office:value-type="string">
            <text:p text:style-name="P11">20 ms</text:p>
          </table:table-cell>
          <table:table-cell table:style-name="Table34.B1" office:value-type="string">
            <text:p text:style-name="P11">40 ms</text:p>
          </table:table-cell>
          <table:table-cell table:style-name="Table34.D1" office:value-type="string">
            <text:p text:style-name="P11">35 ms</text:p>
          </table:table-cell>
        </table:table-row>
      </table:table>
      <text:h text:style-name="Heading_20_2" text:outline-level="2"><text:bookmark-start text:name="__RefHeading___Toc635_3709290493"/><text:soft-page-break/>Mathematical formulas<text:bookmark-end text:name="__RefHeading___Toc635_3709290493"/></text:h>
      <text:p text:style-name="P5">Mathematical formulas should be centred, or alternatively indented by approximately a centimetre. They should be numbered, and then placed to the right. The variable name is usually in italics. References to equations are given with reference to the equation number, except when references are at the start of a sentence. All variables are defined in the continuous text. See the following examples:</text:p>
      <text:p text:style-name="P6">The effect <draw:frame draw:style-name="fr1" draw:name="Object3" text:anchor-type="as-char" svg:width="0.3362in" svg:height="0.2083in" draw:z-index="3"><draw:object xlink:href="./Object 3" xlink:type="simple" xlink:show="embed" xlink:actuate="onLoad"/><draw:image xlink:href="./ObjectReplacements/Object 3" xlink:type="simple" xlink:show="embed" xlink:actuate="onLoad"/></draw:frame><text:s/>that is transferred from base station <text:span text:style-name="T5">i</text:span> to the mobile telephone <text:span text:style-name="T5">j</text:span> is modelled according to the following:</text:p>
      <text:p text:style-name="Fomula"><draw:frame draw:style-name="fr1" draw:name="Object4" text:anchor-type="as-char" svg:width="1.0937in" svg:height="0.4661in" draw:z-index="4"><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6">where <draw:frame draw:style-name="fr1" draw:name="Object5" text:anchor-type="as-char" svg:width="0.2311in" svg:height="0.2083in" draw:z-index="5"><draw:object xlink:href="./Object 5" xlink:type="simple" xlink:show="embed" xlink:actuate="onLoad"/><draw:image xlink:href="./ObjectReplacements/Object 5" xlink:type="simple" xlink:show="embed" xlink:actuate="onLoad"/></draw:frame>is the base station broadcast effect;<draw:frame draw:style-name="fr1" draw:name="Object6" text:anchor-type="as-char" svg:width="0.3209in" svg:height="0.2083in" draw:z-index="6"><draw:object xlink:href="./Object 6" xlink:type="simple" xlink:show="embed" xlink:actuate="onLoad"/><draw:image xlink:href="./ObjectReplacements/Object 6" xlink:type="simple" xlink:show="embed" xlink:actuate="onLoad"/></draw:frame>is the distance between the base station and the mobile; <text:span text:style-name="T7">α</text:span><text:span text:style-name="T8"> </text:span>is an exponent that is 2 in free space and approximately 3 to 4 in a town settlement; <text:span text:style-name="T5">C</text:span> is a factor that depends on aerial strengthening, channel frequency and aerial height; and<draw:frame draw:style-name="fr1" draw:name="Object7" text:anchor-type="as-char" svg:width="0.3402in" svg:height="0.2083in" draw:z-index="7"><draw:object xlink:href="./Object 7" xlink:type="simple" xlink:show="embed" xlink:actuate="onLoad"/><draw:image xlink:href="./ObjectReplacements/Object 7" xlink:type="simple" xlink:show="embed" xlink:actuate="onLoad"/></draw:frame>is a stochastic variable that represents the fading.</text:p>
      <text:p text:style-name="P6">You can easily add and edit your equations in the equation editor by choosing Insert -&gt; Object -&gt; Formula. </text:p>
      <text:p text:style-name="P6">Example of reference to an equation: On the basis of Eq. (<text:sequence-ref text:reference-format="value" text:ref-name="refFormula0">1</text:sequence-ref>) it is realised that the received effect is proportional to the transmission effect. In the word processing program OpenOffice, formulas can be inserted by choosing Insert -&gt; Object -&gt; Formula. Formulas are numbered and referenced in the same way as Figures and Tables using the Formula type.</text:p>
      <text:h text:style-name="Heading_20_1" text:outline-level="1"><text:bookmark-start text:name="__RefHeading___Toc627_3709290493"/>Methodology / Model<text:bookmark-end text:name="__RefHeading___Toc627_3709290493"/></text:h>
      <text:p text:style-name="P6">With regards to C- and D-level diploma work, it is insufficient to merely perform a practical construction or programming project. A systematic study must also be carried out, e.g. an evaluation and analysis of the design or program. The study should result in objective facts, preferably in the form of tables and diagrams, into which your own conclusions are built in. The study can be a verification of a design that meets the requirement specification, or a comparison of competing alternatives. It is acceptable to allow users to answer a questionnaire or be interviewed. It is also possible to evaluate web-pages and other user interfaces according to usability criteria.</text:p>
      <text:p text:style-name="P6">The method section is the point at which your chosen method and intended procedure during the research are discussed. This section shall not be a chronological diary filled with irrelevant details, but should contain information given in such a way that it is understandable for the reader and enables him/her to interpret your results and repeat your work, i.e. in order to check the results. Here, the tools, assumptions, mathematical models, performance measures and assessment criteria are presented. It is also at this point that the means adopted for the evaluation and verification of the computer programs and technical solution proposals are presented. This can include a test plan to check that the structure works and criteria to assess its usefulness. In research reports regarding natural science and technology this chapter is often called “Model”, “System Model” or “Simulation Model”.</text:p>
      <text:p text:style-name="P6">Justify your choice of methodology/model. This choice is very important, because it could be the actual key to the result of your research. Comment on the method's possible weaknesses and problems that may arise during actual implementation. Refer to the problem wording in the introduction chapter. It is possible, for example, to write “problem P1 is attempted through the method M1 and problem P2 through…” </text:p>
      <text:p text:style-name="P6">In your report, you should – depending on what the report is about– find information about what you have investigated and how you have gathered and processed data. Possible questionnaires, interview questions and the likes can be presented as appendices. Detailed descriptions concerning experimental formats of possible interest to those wanting to repeat the experiment should also be included in this chapter.</text:p>
      <text:h text:style-name="Heading_20_1" text:outline-level="1"><text:bookmark-start text:name="__RefHeading___Toc625_3709290493"/>Design / Implementation<text:bookmark-end text:name="__RefHeading___Toc625_3709290493"/></text:h>
      <text:p text:style-name="P6">The Design or Implementation chapter often appears in technical reports, but not always in scientific reports. Here, the analysis of the problem is implemented and a technical requirement specification is formulated. At this stage, the most important principles in the suggested alternatives for solution are described and formulated in preparation for evaluation at a later point in the report. The description is sometimes placed before, but generally after the methodology/model chapter, if included at all.</text:p>
      <text:p text:style-name="P6">The reader is seldom interested in extremely detailed documentation of computer program code, algorithms, electrical circuit diagrams, user guidance, etc. Such details are placed in the appendices.</text:p>
      <text:p text:style-name="P6">As mentioned in the Introduction chapter you have during earlier studies mainly worked with small well defined tasks that have taken minutes or as most hours to solve. In comparison an exam work or a project course can sometimes appear to be an almost overwhelming amount of information because it is so extensive, and this may cause anxiety with regards to where to start. One way to facilitate big projects is to use the <text:span text:style-name="T5">top-down-method</text:span>, i.e. to divide the problem or the structure into smaller problem parts or system parts, and to state specification of <text:s/>requirements, problem analysis and proposed solution for each part. Eventually small and concrete information will have been identified with similar characteristics to those found in your previous studies.</text:p>
      <text:p text:style-name="P6">It is not always practically possible to apply the <text:span text:style-name="T5">top-down-method</text:span>, since the problem may be too complex and initially very difficult to visualise the complete overview. It might prove necessary to alternate between the top-down - and bottom-up-method. The latter means that you start with parts already known to you and from simple problems that have been tackled previously you <text:s/>make use of that knowledge for aspects that you expect to resolve at a later stage in the project. Gradually increase these parts into the bigger systems and problems and then pursue the direction of project's objective.</text:p>
      <text:p text:style-name="P6">The top-down-method has the advantage of giving the report a solid structure, which makes it easier for the reader. The documentation therefore often follows the top-down-method. It is thus possible to divide the structure part into several chapters, and to name them after each problem part and system part, i.e. “Specification of requirements”, “Algorithms”, “User interface”, “Program documentation”, “Prototype” and “Implementation”.</text:p>
      <text:h text:style-name="Heading_20_1" text:outline-level="1"><text:bookmark-start text:name="__RefHeading___Toc623_3709290493"/>Results<text:bookmark-end text:name="__RefHeading___Toc623_3709290493"/></text:h>
      <text:p text:style-name="P6">The results chapter is included when you have produced a systematic study, i.e. an evaluation of a program that you have developed, which is required for C - and D-level diploma work. In the results chapter objective results of the empirical study are presented. Keep in mind that possible comments in this chapter should only be used for clarification. Your own views and subjective (personal) comments belong in the chapter conclusion/discussion.</text:p>
      <text:p text:style-name="P6">Strive to present the results, for example measurement-, calculations- and/or the simulation result, in a form that is as lucid and easily understandable as possible. The results are preferably presented in diagrams or tables. Accounts of interviews can be summarised, but may include concrete examples supporting your work.</text:p>
      <text:p text:style-name="P6">Extensive results, for example complete summaries of survey results, large tables and long mathematical deductions, are placed in the appendices.</text:p>
      <text:h text:style-name="Heading_20_1" text:outline-level="1"><text:bookmark-start text:name="__RefHeading___Toc621_3709290493"/>Conclusions / Discussion<text:bookmark-end text:name="__RefHeading___Toc621_3709290493"/></text:h>
      <text:p text:style-name="P6">The conclusion/discussion (choose a heading) is a separate chapter in which the results are analysed and critically assessed. At this point your own conclusions, your subjective view, and explanations of the results are presented.</text:p>
      <text:p text:style-name="P6">If this chapter is extensive it can be divided up into more chapters or sub-chapters i.e. one analysis or discussion chapter with explanations of and critical assessment of the results, a concluding chapter where the most important results and well supported conclusions are discussed and to sum it up a chapter with suggestions for further research in the same area. </text:p>
      <text:p text:style-name="P6">In this chapter it is of vital importance that a connection back to the aim of the survey is made and thus the purpose is pointed out in a summary and analysis of the results. </text:p>
      <text:p text:style-name="P6">In this chapter you should also include answers to the following questions: What is the project's news value and its most vital contribution to the research or technology development? Have the project’s goals been achieved? Has the task been accomplished? What is the answer to the opening problem formula? Was the result as expected? Are the conclusions general, or do they only apply during certain conditions? Discuss the importance of the choice of method and model for the results. Have new questions arisen due to the result?</text:p>
      <text:p text:style-name="P6">The last question invites the possibility to offer proposals to others relevant research, i.e. proposal points for measures and recommendations, points for continued research or development for those wishing to build upon your work.</text:p>
      <text:p text:style-name="P6">In technical reports on behalf of companies, the recommended solution to a problem is presented at this stage and it is possible to offer a consequence analysis of the solution from both a technical and layman perspective, for example regarding environment, economy and changed work procedures. The chapter then contains recommended measures and proposals for further development or research, and thus to function as a basis for decision-making for the employer or client.</text:p>
      <text:p text:style-name="P6"/>
      <text:h text:style-name="Heading_20_2" text:outline-level="2"><text:bookmark-start text:name="__RefHeading___Toc4517_2017885846"/>Analysis and discussion of Results<text:bookmark-end text:name="__RefHeading___Toc4517_2017885846"/></text:h>
      <text:p text:style-name="P20">Make a deep analysis and discussion of your resulting application, measurements, evaluation, etc. Here it is ok to be more subjective/biased etc.</text:p>
      <text:h text:style-name="Heading_20_2" text:outline-level="2"><text:bookmark-start text:name="__RefHeading___Toc4515_2017885846"/><text:soft-page-break/>Project method discussion<text:bookmark-end text:name="__RefHeading___Toc4515_2017885846"/></text:h>
      <text:p text:style-name="P20">Make a deep analysis and discussion of your chosen method, chosen approach, chosen metrics, etc.</text:p>
      <text:h text:style-name="Heading_20_2" text:outline-level="2"><text:bookmark-start text:name="__RefHeading___Toc4513_2017885846"/>Ethical and societal discussion<text:bookmark-end text:name="__RefHeading___Toc4513_2017885846"/></text:h>
      <text:p text:style-name="P20">You will need to include a discussion on ethics, societal impact, and considerations. Use the human perspective, how will we be effected by this work, was people involved in the process, privacy? Remember to discuss and show insights into this projects role in society and our responsibilities for how it is used.</text:p>
      <text:p text:style-name="P9"><text:bookmark-start text:name="__RefHeading___Toc663_3709290493"/>References<text:bookmark-end text:name="__RefHeading___Toc663_3709290493"/></text:p>
      <text:p text:style-name="Text_20_body">below is an example of an automatically numbered list of references according to the numbered list and cross references method, as described in chapters 2.4:</text:p>
      <text:list xml:id="list2872240973" text:style-name="L1">
        <text:list-item>
          <text:p text:style-name="P25"><text:bookmark-start text:name="__RefNumPara__1878_1373209633"/>Svenska Datatermgruppen, ”Information om datatermer”,<text:line-break/>http://www.nada.kth.se/dataterm/ <text:line-break/>Published 1998-08-20. Retreived 2005-04-11. (Example of reference to a webpage)<text:bookmark-end text:name="__RefNumPara__1878_1373209633"/></text:p>
        </text:list-item>
        <text:list-item>
          <text:p text:style-name="P25"><text:bookmark-start text:name="__RefNumPara__1880_1373209633"/>M. Eriksson, ”Dynamic Single Frequency Networks”, <text:span text:style-name="T5">IEEE Jour-nal on Selected Areas in Communications (J-SAC)</text:span>, vol. 19, nr. 10, 2001, pp. 1905-1914. (Example of reference to article in scientific journal)<text:bookmark-end text:name="__RefNumPara__1880_1373209633"/></text:p>
        </text:list-item>
        <text:list-item>
          <text:p text:style-name="P25"><text:bookmark-start text:name="__RefNumPara__1429_1373209633"/>S. Strömquist, <text:span text:style-name="T6">Skrivboken</text:span>. 4 uppl. Malmö: Gleerups., 2000 (Example on reference to book)<text:bookmark-end text:name="__RefNumPara__1429_1373209633"/></text:p>
        </text:list-item>
        <text:list-item>
          <text:p text:style-name="P25"><text:bookmark-start text:name="__RefNumPara__1427_1373209633"/>L. Forsslund, ”Rapportering av forskningsresultat - ett rationaliserings-<text:line-break/>objekt”. <text:span text:style-name="T5">Industriell teknik</text:span>, 22, 1969, s. 361-363. (Example of reference to a magazine article)<text:bookmark-end text:name="__RefNumPara__1427_1373209633"/></text:p>
        </text:list-item>
        <text:list-item>
          <text:p text:style-name="P25">N. Bie, “Minspel på Internet”. <text:span text:style-name="T5">Dagens Nyheter</text:span> 7 juli, 1997, page 5. (Example of reference to an article in a newspaper)</text:p>
        </text:list-item>
        <text:list-item>
          <text:p text:style-name="P25">K. Berg, ”Inledning till kunskap”, Fiktiva högskolan, rapport nr XYZ-102, 2003, 120 sidor. (Example of reference to other report)</text:p>
        </text:list-item>
        <text:list-item>
          <text:p text:style-name="P25"><text:bookmark-start text:name="__RefNumPara__1237_1479353151"/>AB Benzlers. <text:span text:style-name="T5">Växelboken. Kuggväxlar, kuggremmar, kilremmar etc</text:span>. Mecman. Hydraulik, SKF. Huvudkatalog. (Example of reference to a catalogue)<text:bookmark-end text:name="__RefNumPara__1237_1479353151"/></text:p>
        </text:list-item>
        <text:list-item>
          <text:p text:style-name="P25">Microsoft Corporation, 1992: <text:span text:style-name="T5">Microsoft Word Användarhandbok. Ordbehandlingsprogram för Macintosh Version 5.0</text:span>. (Example of ref-erence to a manual)</text:p>
        </text:list-item>
        <text:list-item>
          <text:p text:style-name="P25"><text:bookmark-start text:name="__RefNumPara__1905_1373209633"/>Wikipedia, ”H.264/MPEG-4 AVC”, http://en.wikipedia.org/wiki/H.264/MPEG-4_AVC <text:line-break/>Retrieved 2010-04-21. (Example of reference to a webpage)<text:bookmark-end text:name="__RefNumPara__1905_1373209633"/></text:p>
        </text:list-item>
      </text:list>
      <text:p text:style-name="Text_20_body"/>
      <text:p text:style-name="Heading_20_1_20_no_20_number"><text:bookmark-start text:name="__RefHeading___Toc661_3709290493"/>Appendix A: Documentation of own developed program code<text:bookmark-end text:name="__RefHeading___Toc661_3709290493"/></text:p>
      <text:p text:style-name="Heading_20_2_20_no_20_number"><text:bookmark-start text:name="__RefHeading___Toc657_3709290493"/>Example of Appendix subheading<text:bookmark-end text:name="__RefHeading___Toc657_3709290493"/></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FreeSerif1" svg:font-family="FreeSerif" style:font-adornments="Regular" style:font-family-generic="roman"/>
    <style:font-face style:name="Arial" svg:font-family="Arial" style:font-family-generic="roman" style:font-pitch="variable"/>
    <style:font-face style:name="FreeSerif" svg:font-family="FreeSerif" style:font-family-generic="roman" style:font-pitch="variable"/>
    <style:font-face style:name="FreeSerif3" svg:font-family="FreeSerif" style:font-adornments="Bold" style:font-family-generic="roman" style:font-pitch="variable"/>
    <style:font-face style:name="FreeSerif2"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2" fo:font-family="FreeSerif" style:font-style-name="Regular" style:font-family-generic="roman" style:font-pitch="variable" fo:language="en" fo:country="U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2"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start" style:justify-single-word="false" style:page-number="auto" fo:keep-with-next="always"/>
      <style:text-properties style:font-name="FreeSans1"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2"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2"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in" fo:margin-right="0in" fo:margin-top="0.5in" fo:margin-bottom="0.0634in" style:contextual-spacing="false" fo:text-align="start" style:justify-single-word="false" fo:text-indent="0in"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3"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2"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Body" style:family="paragraph" style:parent-style-name="Standard" style:default-outline-level="">
      <style:paragraph-properties fo:margin-top="0.0398in" fo:margin-bottom="0.1654in"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Rubrik_20_2_20_numrerad" style:display-name="Rubrik 2 numrerad" style:family="paragraph" style:parent-style-name="Body" style:next-style-name="Body" style:default-outline-level="">
      <style:paragraph-properties fo:margin-left="0in" fo:margin-right="0in" fo:margin-top="0in" fo:margin-bottom="0in" style:contextual-spacing="false" fo:text-align="start" style:justify-single-word="false" fo:text-indent="-0.5909in"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748in" fo:margin-left="0.748in"/>
        </style:list-level-properties>
      </text:list-level-style-number>
      <text:list-level-style-number text:level="4" style:num-format="1" text:display-levels="4">
        <style:list-level-properties text:list-level-position-and-space-mode="label-alignment">
          <style:list-level-label-alignment text:label-followed-by="space" fo:text-indent="-1in" fo:margin-left="1in"/>
        </style:list-level-properties>
      </text:list-level-style-number>
      <text:list-level-style-number text:level="5" style:num-format="1" text:display-levels="5">
        <style:list-level-properties text:list-level-position-and-space-mode="label-alignment">
          <style:list-level-label-alignment text:label-followed-by="space" fo:text-indent="-1.248in" fo:margin-left="1.248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6pt solid #000000" style:shadow="non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Header">Title – Subtitle</text:p>
        <text:p text:style-name="MP1">Author<text:tab/><text:tab/>2010-07-05</text:p>
      </style:header>
      <style:footer>
        <text:p text:style-name="MP2"><text:page-number text:select-page="current">15</text:page-number></text:p>
      </style:footer>
    </style:master-page>
    <style:master-page style:name="First_20_Page" style:display-name="First Page" style:page-layout-name="Mpm2" draw:style-name="Mdp1" style:next-style-name="Standard"/>
    <style:master-page style:name="Roman_20_Numbered" style:display-name="Roman Numbered" style:page-layout-name="Mpm3" draw:style-name="Mdp1">
      <style:header>
        <text:p text:style-name="Header">Title – Subtitle</text:p>
        <text:p text:style-name="MP1">Author<text:tab/><text:tab/>2010-07-05</text:p>
      </style:header>
      <style:footer>
        <text:p text:style-name="MP2"><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oger Norling</meta:initial-creator>
    <meta:creation-date>2010-05-20T13:41:35.460000000</meta:creation-date>
    <dc:date>2021-03-16T14:06:46.440294788</dc:date>
    <meta:editing-duration>PT19H6M26S</meta:editing-duration>
    <meta:editing-cycles>33</meta:editing-cycles>
    <meta:generator>LibreOffice/7.1.1.2$Windows_X86_64 LibreOffice_project/fe0b08f4af1bacafe4c7ecc87ce55bb426164676</meta:generator>
    <meta:document-statistic meta:table-count="3" meta:image-count="0" meta:object-count="7" meta:page-count="21" meta:paragraph-count="183" meta:word-count="4915" meta:character-count="30556" meta:non-whitespace-character-count="25797"/>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i mathvariant="normal">=</mi>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